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9b6a" officeooo:paragraph-rsid="00139b6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9de73" officeooo:paragraph-rsid="0019de73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139b6a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cbb68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dc80d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00cb3" style:font-name-asian="OzHandicraft BT" style:font-size-asian="14pt" style:font-name-complex="OzHandicraft B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896e8" officeooo:paragraph-rsid="002896e8" style:font-name-asian="OzHandicraft BT" style:font-size-asian="14pt" style:font-name-complex="OzHandicraft BT" style:font-size-complex="14pt"/>
    </style:style>
    <style:style style:name="P29" style:family="paragraph">
      <style:paragraph-properties fo:text-align="center"/>
    </style:style>
    <style:style style:name="P30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06bdb" style:font-size-asian="16pt" style:font-size-complex="16pt"/>
    </style:style>
    <style:style style:name="T12" style:family="text">
      <style:text-properties officeooo:rsid="000ac1f6"/>
    </style:style>
    <style:style style:name="T13" style:family="text">
      <style:text-properties officeooo:rsid="000c7701"/>
    </style:style>
    <style:style style:name="T14" style:family="text">
      <style:text-properties officeooo:rsid="000d5f34"/>
    </style:style>
    <style:style style:name="T15" style:family="text">
      <style:text-properties officeooo:rsid="00139b6a"/>
    </style:style>
    <style:style style:name="T16" style:family="text">
      <style:text-properties officeooo:rsid="0015697d"/>
    </style:style>
    <style:style style:name="T17" style:family="text">
      <style:text-properties officeooo:rsid="00171e75"/>
    </style:style>
    <style:style style:name="T18" style:family="text">
      <style:text-properties style:font-name="OzHandicraft BT" officeooo:rsid="0015697d"/>
    </style:style>
    <style:style style:name="T19" style:family="text">
      <style:text-properties style:font-name="OzHandicraft BT" officeooo:rsid="0019de73"/>
    </style:style>
    <style:style style:name="T20" style:family="text">
      <style:text-properties officeooo:rsid="001ce5e6"/>
    </style:style>
    <style:style style:name="T21" style:family="text">
      <style:text-properties officeooo:rsid="0021378d"/>
    </style:style>
    <style:style style:name="T22" style:family="text">
      <style:text-properties officeooo:rsid="00270d0c"/>
    </style:style>
    <style:style style:name="T23" style:family="text">
      <style:text-properties officeooo:rsid="002896e8"/>
    </style:style>
    <style:style style:name="T24" style:family="text">
      <style:text-properties officeooo:rsid="002a9557"/>
    </style:style>
    <style:style style:name="T25" style:family="text">
      <style:text-properties officeooo:rsid="002c4272"/>
    </style:style>
    <style:style style:name="T26" style:family="text">
      <style:text-properties officeooo:rsid="002cbb68"/>
    </style:style>
    <style:style style:name="T27" style:family="text">
      <style:text-properties officeooo:rsid="002cc5f5"/>
    </style:style>
    <style:style style:name="T28" style:family="text">
      <style:text-properties officeooo:rsid="002dc80d"/>
    </style:style>
    <style:style style:name="T29" style:family="text">
      <style:text-properties officeooo:rsid="002e7a7c"/>
    </style:style>
    <style:style style:name="T30" style:family="text">
      <style:text-properties officeooo:rsid="002f1a66"/>
    </style:style>
    <style:style style:name="T31" style:family="text">
      <style:text-properties officeooo:rsid="00300cb3"/>
    </style:style>
    <style:style style:name="T32" style:family="text">
      <style:text-properties officeooo:rsid="00307a3d"/>
    </style:style>
    <style:style style:name="T33" style:family="text">
      <style:text-properties officeooo:rsid="003248e7"/>
    </style:style>
    <style:style style:name="T34" style:family="text">
      <style:text-properties officeooo:rsid="0032c076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2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15">spicy punkin ale</text:span> <text:s text:c="65"/></text:p>
      <text:p text:style-name="P8">Brew Date: <text:s text:c="6"/><text:span text:style-name="T21">apr 17’17</text:span> <text:s text:c="54"/></text:p>
      <text:p text:style-name="P3"><text:span text:style-name="T4">Batch Size:</text:span><text:span text:style-name="T7"> 10 </text:span><text:span text:style-name="T8">gal</text:span><text:span text:style-name="T4"><text:tab/><text:tab/><text:tab/></text:span></text:p>
      <text:p text:style-name="P1"><text:span text:style-name="T4">Target OG/◦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29" svg:x1="1.543cm" svg:y1="0.624cm" svg:x2="1.622cm" svg:y2="6.577cm"><text:p/></draw:line><draw:line text:anchor-type="paragraph" draw:z-index="3" draw:style-name="gr1" draw:text-style-name="P29" svg:x1="3.29cm" svg:y1="0.462cm" svg:x2="3.369cm" svg:y2="6.415cm"><text:p/></draw:line><draw:line text:anchor-type="paragraph" draw:z-index="5" draw:style-name="gr1" draw:text-style-name="P29" svg:x1="7.497cm" svg:y1="0.546cm" svg:x2="7.576cm" svg:y2="3.986cm"><text:p/></draw:line><text:span text:style-name="T5">Amnt lb/kg <text:s/>Ingredient <text:s text:c="12"/></text:span><text:span text:style-name="T4"><text:s text:c="2"/></text:span></text:p>
      <text:p text:style-name="P9">11.5 <text:s text:c="3"/># <text:s text:c="7"/>Pale</text:p>
      <text:p text:style-name="P9">10 <text:s text:c="6"/># <text:s text:c="7"/>ESB</text:p>
      <text:p text:style-name="P7"><text:s text:c="2"/><text:span text:style-name="T15">1 <text:s text:c="6"/># <text:s text:c="7"/>Wheat</text:span></text:p>
      <text:p text:style-name="P7"><draw:custom-shape text:anchor-type="paragraph" draw:z-index="6" draw:name="Shape1" draw:style-name="gr2" draw:text-style-name="P30" svg:width="0.583cm" svg:height="0.53cm" svg:x="16.32cm" svg:y="0.01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 <text:s/><text:span text:style-name="T15">1 <text:s text:c="7"/># <text:s text:c="6"/>Biscuit</text:span> </text:p>
      <text:p text:style-name="P9">0.5 <text:s text:c="6"/># <text:s text:c="6"/>Crystal 20l </text:p>
      <text:p text:style-name="P9"><text:span text:style-name="T21">4.6</text:span> <text:s text:c="6"/><text:span text:style-name="T21">kg</text:span> <text:s text:c="6"/>roasted pnkn</text:p>
      <text:p text:style-name="P10">5 <text:s text:c="8"/>tsp <text:s text:c="5"/>super charge</text:p>
      <text:p text:style-name="P10">1 <text:s text:c="8"/>tst <text:s text:c="6"/>NaCl mash &amp; sparge</text:p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2">Time</text:span></text:p>
      <text:p text:style-name="P19"><draw:line text:anchor-type="paragraph" draw:z-index="4" draw:style-name="gr1" draw:text-style-name="P29" svg:x1="2.549cm" svg:y1="0.012cm" svg:x2="2.628cm" svg:y2="3.452cm"><text:p/></draw:line> <text:span text:style-name="T18">8-10 <text:s text:c="6"/>chocolate chilies </text:span><text:span text:style-name="T19">to boil</text:span></text:p>
      <text:p text:style-name="P20">40 <text:s text:c="4"/>g <text:s text:c="7"/>Fuggles <text:s text:c="29"/><text:span text:style-name="T22">6</text:span>0 min</text:p>
      <text:p text:style-name="P21"><text:s text:c="2"/><text:span text:style-name="T15">45 <text:s text:c="3"/>g <text:s text:c="7"/>Goldings <text:s text:c="28"/>15 min</text:span></text:p>
      <text:p text:style-name="P21"><text:s/><text:span text:style-name="T15">2 <text:s text:c="5"/>Tbs <text:s text:c="5"/>Irish Moss <text:s text:c="51"/></text:span></text:p>
      <text:p text:style-name="P21"/>
      <text:p text:style-name="P2"><text:span text:style-name="T9"><text:s text:c="45"/></text:span><text:span text:style-name="T4"><text:s text:c="762"/></text:span><text:span text:style-name="T6">Stage <text:s text:c="13"/>Date <text:s text:c="17"/></text:span></text:p>
      <text:p text:style-name="P11">Primary: <text:s text:c="9"/></text:p>
      <text:p text:style-name="P11">Racked:<text:tab/><text:tab/><text:tab/><text:tab/><text:tab/><text:tab/></text:p>
      <text:p text:style-name="P11">Racked:</text:p>
      <text:p text:style-name="P11">Bottled:<text:tab/><text:tab/><text:tab/><text:tab/><text:tab/><text:tab/></text:p>
      <text:p text:style-name="P11">Kegged: <text:s text:c="11"/></text:p>
      <text:p text:style-name="P11">Re-Kegged: <text:s text:c="6"/></text:p>
      <text:p text:style-name="P1"><text:span text:style-name="T6">Purged:</text:span><text:span text:style-name="T3"><text:tab/><text:tab/><text:tab/><text:tab/><text:tab/><text:tab/>Charged:</text:span></text:p>
      <text:p text:style-name="P11"/>
      <text:p text:style-name="P11"/>
      <text:p text:style-name="P11"/>
      <text:p text:style-name="P11"><text:soft-page-break/>Start Time:<text:span text:style-name="T14"> 7:10am</text:span></text:p>
      <text:p text:style-name="P11"><draw:frame draw:style-name="fr3" draw:name="Object2" text:anchor-type="paragraph" svg:x="9.442cm" svg:y="0.243cm" svg:width="11.319cm" svg:height="8.999cm" draw:z-index="7"><draw:object xlink:href="./Object 3" xlink:type="simple" xlink:show="embed" xlink:actuate="onLoad"/><draw:image xlink:href="./ObjectReplacements/Object 3" xlink:type="simple" xlink:show="embed" xlink:actuate="onLoad"/></draw:frame>Fill mash tun:<text:tab/><text:span text:style-name="T16">Sun</text:span></text:p>
      <text:p text:style-name="P11">Fill sparge kettle: <text:span text:style-name="T16">Sun</text:span><text:tab/><text:tab/><text:tab/><text:tab/><text:tab/></text:p>
      <text:p text:style-name="P11">Fire burners: <text:span text:style-name="T23">7:10</text:span>am</text:p>
      <text:p text:style-name="P11">Heat Mash Tun : Target Temp: 1<text:span text:style-name="T13">55</text:span> <text:s text:c="4"/></text:p>
      <text:p text:style-name="P25">Heat Sparge Kettle: </text:p>
      <text:p text:style-name="P25">Target Temp: 1<text:span text:style-name="T16">60</text:span></text:p>
      <text:p text:style-name="P11">Target Temp (Mash): 15<text:span text:style-name="T16">5</text:span></text:p>
      <text:p text:style-name="P11">Grind grain: <text:s text:c="3"/><text:span text:style-name="T23">8:20am</text:span></text:p>
      <text:p text:style-name="P11">sparge temp:<text:span text:style-name="T17">162</text:span></text:p>
      <text:p text:style-name="P11">Strike Temp: <text:span text:style-name="T17">155</text:span></text:p>
      <text:p text:style-name="P11">pump temp: <text:s/><text:span text:style-name="T17">155</text:span></text:p>
      <text:p text:style-name="P28">mash in: <text:span text:style-name="T24">146</text:span></text:p>
      <text:p text:style-name="P11">Mash: Duration: <text:span text:style-name="T14">90</text:span> <text:s text:c="6"/>minutes <text:s text:c="7"/></text:p>
      <text:p text:style-name="P11">Start: <text:s/><text:span text:style-name="T24">8:40am</text:span> <text:s/>Finish: <text:span text:style-name="T24">10:10am</text:span></text:p>
      <text:p text:style-name="P11">Heat (to deactivate enzymes)<text:tab/><text:tab/></text:p>
      <text:p text:style-name="P13">Target Temp: 168 <text:s text:c="2"/></text:p>
      <text:p text:style-name="P25">Start: <text:span text:style-name="T26">10:10am</text:span> <text:s text:c="5"/></text:p>
      <text:p text:style-name="P11">Finish: <text:s/><text:span text:style-name="T26">10:30</text:span></text:p>
      <text:p text:style-name="P11">Heat Sparge H20 (Target175◦) <text:s text:c="7"/></text:p>
      <text:p text:style-name="P14">Sparge: </text:p>
      <text:p text:style-name="P14">Start: <text:s/><text:span text:style-name="T26">10:35am</text:span></text:p>
      <text:p text:style-name="P17">Finish: <text:span text:style-name="T29">11:29am </text:span></text:p>
      <text:p text:style-name="P17">Wort collected: <text:s/></text:p>
      <text:p text:style-name="P18">full kettle <text:span text:style-name="T29">cover handle rivets</text:span></text:p>
      <text:p text:style-name="P11">Boil : Burner On: <text:s/><text:span text:style-name="T27">10:42</text:span></text:p>
      <text:p text:style-name="P27">Rolling Boil: <text:s/><text:span text:style-name="T31">11:45</text:span></text:p>
      <text:p text:style-name="P27"><text:span text:style-name="T31">Chilis in: <text:s text:c="2"/>12:40 <text:s text:c="4"/>H</text:span>ops In: <text:span text:style-name="T31">12:40</text:span> <text:s text:c="4"/>Hops/ <text:span text:style-name="T32">Irish Moss</text:span> In: <text:span text:style-name="T31">1:25</text:span> <text:s text:c="5"/></text:p>
      <text:p text:style-name="P26">Duration: <text:s/><text:span text:style-name="T28">90</text:span>min <text:s/></text:p>
      <text:p text:style-name="P15">Start: <text:s/><text:span text:style-name="T30">12pm</text:span> <text:s text:c="4"/>Finish:<text:span text:style-name="T31">1:40pm</text:span> <text:s text:c="4"/></text:p>
      <text:p text:style-name="P11">Burner Off: <text:span text:style-name="T33">1:40</text:span></text:p>
      <text:p text:style-name="P11">Rest 15 min <text:s text:c="7"/></text:p>
      <text:p text:style-name="P16">Start: <text:s/></text:p>
      <text:p text:style-name="P16">Finish: <text:s text:c="3"/></text:p>
      <text:p text:style-name="P11">OG : <text:s text:c="2"/><text:span text:style-name="T34">1.065</text:span></text:p>
      <text:p text:style-name="P12">Yeast: <text:span text:style-name="T11">Nottingham</text:span><text:span text:style-name="T10"> Yeast</text:span> <text:s/></text:p>
      <text:p text:style-name="P11">Irish Moss</text:p>
      <text:p text:style-name="P5">Notes: <text:span text:style-name="T25">super charge in at 10 min/ minor stick in re-cir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7T14:06:27.490873015</dc:date>
    <meta:editing-duration>PT3H32M10S</meta:editing-duration>
    <meta:editing-cycles>21</meta:editing-cycles>
    <meta:document-statistic meta:table-count="0" meta:image-count="0" meta:object-count="3" meta:page-count="2" meta:paragraph-count="65" meta:word-count="212" meta:character-count="2599" meta:non-whitespace-character-count="10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1" chart:interval-major="11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18cm" svg:height="8.999cm" xlink:href="." xlink:type="simple" chart:class="chart:line" chart:style-name="ch1">
        <chart:title svg:x="3.102cm" svg:y="0.315cm" chart:style-name="ch2">
          <text:p>Spicy Pnkn Ale Apr 17'17</text:p>
        </chart:title>
        <chart:legend chart:legend-position="end" svg:x="8.651cm" svg:y="3.702cm" style:legend-expansion="high" chart:style-name="ch3"/>
        <chart:plot-area chart:style-name="ch4" chart:data-source-has-labels="both" svg:x="1.237cm" svg:y="1.273cm" svg:width="7.188cm" svg:height="6.566cm">
          <chartooo:coordinate-region svg:x="2.044cm" svg:y="1.273cm" svg:width="6.381cm" svg:height="5.521cm"/>
          <chart:axis chart:dimension="x" chart:name="primary-x" chart:style-name="ch5" chartooo:axis-type="auto">
            <chartooo:date-scale/>
            <chart:title svg:x="4.469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